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9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fo:font-size="7pt" style:font-size-asian="7pt" style:font-size-complex="7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7pt" style:font-size-asian="7pt" style:font-size-complex="7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.6cm" svg:height="1.2cm" svg:x="1.9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2cm" svg:x="1.9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2cm" svg:x="1.9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2cm" svg:x="1.9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2cm" svg:x="1.9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2cm" svg:x="1.9cm" svg:y="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2cm" svg:x="1.9cm" svg:y="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2cm" svg:x="1.9cm" svg:y="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2cm" svg:x="4.9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2cm" svg:x="4.9cm" svg:y="8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2cm" svg:x="4.9cm" svg:y="7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2cm" svg:x="4.9cm" svg:y="5.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69cm" svg:height="0.569cm" svg:x="1.931cm" svg:y="6.331cm">
          <draw:text-box>
            <text:p><text:span text:style-name="T1">скрипты</text:span></text:p>
          </draw:text-box>
        </draw:frame>
        <draw:frame draw:style-name="gr2" draw:text-style-name="P3" draw:layer="layout" svg:width="1.891cm" svg:height="0.526cm" svg:x="1.809cm" svg:y="8.374cm">
          <draw:text-box>
            <text:p text:style-name="P3">API сервера</text:p>
          </draw:text-box>
        </draw:frame>
        <draw:frame draw:style-name="gr3" draw:text-style-name="P2" draw:layer="layout" svg:width="1.421cm" svg:height="0.669cm" svg:x="2cm" svg:y="10.3cm">
          <draw:text-box>
            <text:p text:style-name="P2">сервер</text:p>
          </draw:text-box>
        </draw:frame>
        <draw:frame draw:style-name="gr2" draw:text-style-name="P2" draw:layer="layout" svg:width="1.874cm" svg:height="0.887cm" svg:x="1.8cm" svg:y="12.2cm">
          <draw:text-box>
            <text:p text:style-name="P2">Менеджер</text:p>
            <text:p text:style-name="P4">клиентов</text:p>
          </draw:text-box>
        </draw:frame>
        <draw:frame draw:style-name="gr2" draw:text-style-name="P2" draw:layer="layout" svg:width="1.692cm" svg:height="0.569cm" svg:x="1.9cm" svg:y="14.3cm">
          <draw:text-box>
            <text:p text:style-name="P2">протокол</text:p>
          </draw:text-box>
        </draw:frame>
        <draw:frame draw:style-name="gr2" draw:text-style-name="P2" draw:layer="layout" svg:width="1.395cm" svg:height="0.569cm" svg:x="2.005cm" svg:y="18.331cm">
          <draw:text-box>
            <text:p text:style-name="P2">клиент</text:p>
          </draw:text-box>
        </draw:frame>
        <draw:frame draw:style-name="gr2" draw:text-style-name="P2" draw:layer="layout" svg:width="2.09cm" svg:height="0.569cm" svg:x="1.7cm" svg:y="24.3cm">
          <draw:text-box>
            <text:p text:style-name="P2">API клиента</text:p>
          </draw:text-box>
        </draw:frame>
        <draw:frame draw:style-name="gr2" draw:text-style-name="P2" draw:layer="layout" svg:width="1.569cm" svg:height="0.569cm" svg:x="2cm" svg:y="26.4cm">
          <draw:text-box>
            <text:p text:style-name="P2">скрипты</text:p>
          </draw:text-box>
        </draw:frame>
        <draw:frame draw:style-name="gr2" draw:text-style-name="P2" draw:layer="layout" svg:width="1.721cm" svg:height="0.887cm" svg:x="4.9cm" svg:y="5.9cm">
          <draw:text-box>
            <text:p text:style-name="P2">Менджер</text:p>
            <text:p text:style-name="P4">карт</text:p>
          </draw:text-box>
        </draw:frame>
        <draw:frame draw:style-name="gr2" draw:text-style-name="P4" draw:layer="layout" svg:width="1.874cm" svg:height="0.887cm" svg:x="4.8cm" svg:y="7.5cm">
          <draw:text-box>
            <text:p text:style-name="P4">Менеджер</text:p>
            <text:p text:style-name="P4">объектов</text:p>
          </draw:text-box>
        </draw:frame>
        <draw:frame draw:style-name="gr2" draw:text-style-name="P4" draw:layer="layout" svg:width="1.649cm" svg:height="0.887cm" svg:x="4.9cm" svg:y="9cm">
          <draw:text-box>
            <text:p text:style-name="P4">Очередь</text:p>
            <text:p text:style-name="P4">событий</text:p>
          </draw:text-box>
        </draw:frame>
        <draw:frame draw:style-name="gr2" draw:text-style-name="P4" draw:layer="layout" svg:width="1.874cm" svg:height="0.887cm" svg:x="4.8cm" svg:y="10.7cm">
          <draw:text-box>
            <text:p text:style-name="P4">Менеджер</text:p>
            <text:p text:style-name="P4">действий</text:p>
          </draw:text-box>
        </draw:frame>
        <draw:custom-shape draw:style-name="gr1" draw:text-style-name="P1" draw:layer="layout" svg:width="1.6cm" svg:height="1.2cm" svg:x="7.9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2cm" svg:x="7.9cm" svg:y="8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2cm" svg:x="7.9cm" svg:y="7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2cm" svg:x="7.9cm" svg:y="5.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6cm" svg:height="0.569cm" svg:x="8.1cm" svg:y="6cm">
          <draw:text-box>
            <text:p text:style-name="P2">Карта</text:p>
          </draw:text-box>
        </draw:frame>
        <draw:frame draw:style-name="gr2" draw:text-style-name="P4" draw:layer="layout" svg:width="1.277cm" svg:height="0.569cm" svg:x="8.023cm" svg:y="7.6cm">
          <draw:text-box>
            <text:p text:style-name="P4">Класс</text:p>
          </draw:text-box>
        </draw:frame>
        <draw:frame draw:style-name="gr2" draw:text-style-name="P4" draw:layer="layout" svg:width="1.67cm" svg:height="0.569cm" svg:x="7.9cm" svg:y="9.2cm">
          <draw:text-box>
            <text:p text:style-name="P4">Событие</text:p>
          </draw:text-box>
        </draw:frame>
        <draw:frame draw:style-name="gr2" draw:text-style-name="P4" draw:layer="layout" svg:width="1.747cm" svg:height="0.569cm" svg:x="7.8cm" svg:y="10.8cm">
          <draw:text-box>
            <text:p text:style-name="P4">Действие</text:p>
          </draw:text-box>
        </draw:frame>
        <draw:custom-shape draw:style-name="gr1" draw:text-style-name="P1" draw:layer="layout" svg:width="1.6cm" svg:height="1.2cm" svg:x="10.9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2cm" svg:x="10.9cm" svg:y="8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2cm" svg:x="10.9cm" svg:y="7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2cm" svg:x="10.9cm" svg:y="5.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395cm" svg:height="0.887cm" svg:x="11cm" svg:y="5.9cm">
          <draw:text-box>
            <text:p text:style-name="P2">Клетка</text:p>
            <text:p text:style-name="P2">карты</text:p>
          </draw:text-box>
        </draw:frame>
        <draw:frame draw:style-name="gr2" draw:text-style-name="P4" draw:layer="layout" svg:width="1.637cm" svg:height="0.887cm" svg:x="10.9cm" svg:y="7.5cm">
          <draw:text-box>
            <text:p text:style-name="P4">Базовый</text:p>
            <text:p text:style-name="P4">объект</text:p>
          </draw:text-box>
        </draw:frame>
        <draw:frame draw:style-name="gr2" draw:text-style-name="P4" draw:layer="layout" svg:width="2.068cm" svg:height="0.569cm" svg:x="10.7cm" svg:y="9.2cm">
          <draw:text-box>
            <text:p text:style-name="P4">Обработчик</text:p>
          </draw:text-box>
        </draw:frame>
        <draw:frame draw:style-name="gr2" draw:text-style-name="P4" draw:layer="layout" svg:width="2.068cm" svg:height="0.569cm" svg:x="10.7cm" svg:y="10.8cm">
          <draw:text-box>
            <text:p text:style-name="P4">Обработчик</text:p>
          </draw:text-box>
        </draw:frame>
        <draw:line draw:style-name="gr4" draw:text-style-name="P4" draw:layer="layout" svg:x1="3cm" svg:y1="8cm" svg:x2="3cm" svg:y2="7.2cm">
          <text:p/>
        </draw:line>
        <draw:line draw:style-name="gr4" draw:text-style-name="P4" draw:layer="layout" svg:x1="2.4cm" svg:y1="7.2cm" svg:x2="2.4cm" svg:y2="8cm">
          <text:p/>
        </draw:line>
        <draw:line draw:style-name="gr4" draw:text-style-name="P4" draw:layer="layout" svg:x1="3cm" svg:y1="10cm" svg:x2="3cm" svg:y2="9.2cm">
          <text:p/>
        </draw:line>
        <draw:line draw:style-name="gr4" draw:text-style-name="P4" draw:layer="layout" svg:x1="2.4cm" svg:y1="9.2cm" svg:x2="2.4cm" svg:y2="10cm">
          <text:p/>
        </draw:line>
        <draw:line draw:style-name="gr4" draw:text-style-name="P4" draw:layer="layout" svg:x1="3cm" svg:y1="12cm" svg:x2="3cm" svg:y2="11.2cm">
          <text:p/>
        </draw:line>
        <draw:line draw:style-name="gr4" draw:text-style-name="P4" draw:layer="layout" svg:x1="2.4cm" svg:y1="11.2cm" svg:x2="2.4cm" svg:y2="12cm">
          <text:p/>
        </draw:line>
        <draw:line draw:style-name="gr4" draw:text-style-name="P4" draw:layer="layout" svg:x1="3cm" svg:y1="14cm" svg:x2="3cm" svg:y2="13.2cm">
          <text:p/>
        </draw:line>
        <draw:line draw:style-name="gr4" draw:text-style-name="P4" draw:layer="layout" svg:x1="2.4cm" svg:y1="13.2cm" svg:x2="2.4cm" svg:y2="14cm">
          <text:p/>
        </draw:line>
        <draw:line draw:style-name="gr4" draw:text-style-name="P4" draw:layer="layout" svg:x1="3cm" svg:y1="26cm" svg:x2="3cm" svg:y2="25.2cm">
          <text:p/>
        </draw:line>
        <draw:line draw:style-name="gr4" draw:text-style-name="P4" draw:layer="layout" svg:x1="2.4cm" svg:y1="25.2cm" svg:x2="2.4cm" svg:y2="26cm">
          <text:p/>
        </draw:line>
        <draw:line draw:style-name="gr4" draw:text-style-name="P4" draw:layer="layout" svg:x1="3cm" svg:y1="18cm" svg:x2="3cm" svg:y2="15.2cm">
          <text:p/>
        </draw:line>
        <draw:line draw:style-name="gr4" draw:text-style-name="P4" draw:layer="layout" svg:x1="2.4cm" svg:y1="15.2cm" svg:x2="2.4cm" svg:y2="18cm">
          <text:p/>
        </draw:line>
        <draw:line draw:style-name="gr4" draw:text-style-name="P4" draw:layer="layout" svg:x1="2.6cm" svg:y1="24cm" svg:x2="2.6cm" svg:y2="19.2cm">
          <text:p/>
        </draw:line>
        <draw:line draw:style-name="gr4" draw:text-style-name="P4" draw:layer="layout" svg:x1="2.2cm" svg:y1="19.2cm" svg:x2="2.2cm" svg:y2="24cm">
          <text:p/>
        </draw:line>
        <draw:line draw:style-name="gr4" draw:text-style-name="P4" draw:layer="layout" svg:x1="3.5cm" svg:y1="11cm" svg:x2="4.9cm" svg:y2="11.2cm">
          <text:p/>
        </draw:line>
        <draw:line draw:style-name="gr4" draw:text-style-name="P4" draw:layer="layout" svg:x1="3.5cm" svg:y1="10.8cm" svg:x2="4.9cm" svg:y2="9.5cm">
          <text:p/>
        </draw:line>
        <draw:line draw:style-name="gr4" draw:text-style-name="P4" draw:layer="layout" svg:x1="3.5cm" svg:y1="10.5cm" svg:x2="4.9cm" svg:y2="7.9cm">
          <text:p/>
        </draw:line>
        <draw:line draw:style-name="gr4" draw:text-style-name="P4" draw:layer="layout" svg:x1="3.5cm" svg:y1="10.2cm" svg:x2="4.9cm" svg:y2="6.3cm">
          <text:p/>
        </draw:line>
        <draw:line draw:style-name="gr4" draw:text-style-name="P4" draw:layer="layout" svg:x1="6.5cm" svg:y1="6.3cm" svg:x2="7.9cm" svg:y2="6.3cm">
          <text:p/>
        </draw:line>
        <draw:line draw:style-name="gr4" draw:text-style-name="P4" draw:layer="layout" svg:x1="6.5cm" svg:y1="7.9cm" svg:x2="7.9cm" svg:y2="7.9cm">
          <text:p/>
        </draw:line>
        <draw:line draw:style-name="gr4" draw:text-style-name="P4" draw:layer="layout" svg:x1="6.5cm" svg:y1="9.5cm" svg:x2="7.9cm" svg:y2="9.5cm">
          <text:p/>
        </draw:line>
        <draw:line draw:style-name="gr4" draw:text-style-name="P4" draw:layer="layout" svg:x1="6.5cm" svg:y1="11.1cm" svg:x2="7.9cm" svg:y2="11.1cm">
          <text:p/>
        </draw:line>
        <draw:line draw:style-name="gr4" draw:text-style-name="P4" draw:layer="layout" svg:x1="9.5cm" svg:y1="6.3cm" svg:x2="10.9cm" svg:y2="6.3cm">
          <text:p/>
        </draw:line>
        <draw:line draw:style-name="gr4" draw:text-style-name="P4" draw:layer="layout" svg:x1="9.5cm" svg:y1="7.9cm" svg:x2="10.9cm" svg:y2="7.9cm">
          <text:p/>
        </draw:line>
        <draw:line draw:style-name="gr4" draw:text-style-name="P4" draw:layer="layout" svg:x1="9.5cm" svg:y1="9.5cm" svg:x2="10.9cm" svg:y2="9.5cm">
          <text:p/>
        </draw:line>
        <draw:line draw:style-name="gr4" draw:text-style-name="P4" draw:layer="layout" svg:x1="9.5cm" svg:y1="11.1cm" svg:x2="10.9cm" svg:y2="11.1cm">
          <text:p/>
        </draw:line>
        <draw:line draw:style-name="gr4" draw:text-style-name="P4" draw:layer="layout" svg:x1="12.5cm" svg:y1="7.9cm" svg:x2="13.9cm" svg:y2="7.9cm">
          <text:p/>
        </draw:line>
        <draw:custom-shape draw:style-name="gr1" draw:text-style-name="P1" draw:layer="layout" svg:width="1.6cm" svg:height="1.2cm" svg:x="13.901cm" svg:y="7.3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67cm" svg:height="0.569cm" svg:x="14.001cm" svg:y="7.6cm">
          <draw:text-box>
            <text:p text:style-name="P4">Объект</text:p>
          </draw:text-box>
        </draw:frame>
        <draw:custom-shape draw:style-name="gr1" draw:text-style-name="P1" draw:layer="layout" svg:width="1.6cm" svg:height="1.2cm" svg:x="4.901cm" svg:y="12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58cm" svg:height="0.569cm" svg:x="4.901cm" svg:y="12.3cm">
          <draw:text-box>
            <text:p text:style-name="P4">Фильтры</text:p>
          </draw:text-box>
        </draw:frame>
        <draw:line draw:style-name="gr4" draw:text-style-name="P4" draw:layer="layout" svg:x1="3.501cm" svg:y1="12.6cm" svg:x2="4.901cm" svg:y2="12.6cm">
          <text:p/>
        </draw:line>
        <draw:custom-shape draw:style-name="gr1" draw:text-style-name="P1" draw:layer="layout" svg:width="1.6cm" svg:height="1.2cm" svg:x="4.901cm" svg:y="14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7cm" svg:height="0.569cm" svg:x="4.901cm" svg:y="14.3cm">
          <draw:text-box>
            <text:p text:style-name="P4">Событие</text:p>
          </draw:text-box>
        </draw:frame>
        <draw:line draw:style-name="gr4" draw:text-style-name="P4" draw:layer="layout" svg:x1="3.501cm" svg:y1="14.4cm" svg:x2="4.9cm" svg:y2="14.6cm">
          <text:p/>
        </draw:line>
        <draw:custom-shape draw:style-name="gr1" draw:text-style-name="P1" draw:layer="layout" svg:width="1.6cm" svg:height="1.2cm" svg:x="7.901cm" svg:y="1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.916cm" svg:height="0.526cm" svg:x="7.701cm" svg:y="14.3cm">
          <draw:text-box>
            <text:p text:style-name="P5">Обновление</text:p>
          </draw:text-box>
        </draw:frame>
        <draw:line draw:style-name="gr4" draw:text-style-name="P4" draw:layer="layout" svg:x1="6.501cm" svg:y1="14.6cm" svg:x2="7.901cm" svg:y2="14.6cm">
          <text:p/>
        </draw:line>
        <draw:custom-shape draw:style-name="gr1" draw:text-style-name="P1" draw:layer="layout" svg:width="1.6cm" svg:height="1.2cm" svg:x="10.901cm" svg:y="14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311cm" svg:height="0.569cm" svg:x="11.001cm" svg:y="14.3cm">
          <draw:text-box>
            <text:p text:style-name="P4">Карты</text:p>
          </draw:text-box>
        </draw:frame>
        <draw:line draw:style-name="gr4" draw:text-style-name="P4" draw:layer="layout" svg:x1="9.501cm" svg:y1="14.4cm" svg:x2="10.9cm" svg:y2="14.6cm">
          <text:p/>
        </draw:line>
        <draw:custom-shape draw:style-name="gr1" draw:text-style-name="P1" draw:layer="layout" svg:width="1.6cm" svg:height="1.2cm" svg:x="10.901cm" svg:y="1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2cm" svg:height="0.569cm" svg:x="10.901cm" svg:y="16.3cm">
          <draw:text-box>
            <text:p text:style-name="P4">Объекта</text:p>
          </draw:text-box>
        </draw:frame>
        <draw:line draw:style-name="gr4" draw:text-style-name="P4" draw:layer="layout" svg:x1="9.5cm" svg:y1="14.7cm" svg:x2="10.901cm" svg:y2="16.6cm">
          <text:p/>
        </draw:line>
        <draw:custom-shape draw:style-name="gr1" draw:text-style-name="P1" draw:layer="layout" svg:width="1.6cm" svg:height="1.2cm" svg:x="4.901cm" svg:y="1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988cm" svg:height="0.569cm" svg:x="4.701cm" svg:y="16.3cm">
          <draw:text-box>
            <text:p text:style-name="P4">Служебное</text:p>
          </draw:text-box>
        </draw:frame>
        <draw:line draw:style-name="gr4" draw:text-style-name="P4" draw:layer="layout" svg:x1="3.5cm" svg:y1="14.7cm" svg:x2="4.901cm" svg:y2="16.6cm">
          <text:p/>
        </draw:line>
        <draw:line draw:style-name="gr4" draw:text-style-name="P4" draw:layer="layout" svg:x1="12.5cm" svg:y1="6.4cm" svg:x2="13.9cm" svg:y2="7.9cm">
          <text:p/>
        </draw:line>
        <draw:custom-shape draw:style-name="gr1" draw:text-style-name="P1" draw:layer="layout" svg:width="1.6cm" svg:height="1.2cm" svg:x="16.901cm" svg:y="5.7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946cm" svg:height="0.569cm" svg:x="16.701cm" svg:y="6cm">
          <draw:text-box>
            <text:p text:style-name="P4">Видимость</text:p>
          </draw:text-box>
        </draw:frame>
        <draw:custom-shape draw:style-name="gr1" draw:text-style-name="P1" draw:layer="layout" svg:width="1.6cm" svg:height="1.2cm" svg:x="16.901cm" svg:y="7.3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747cm" svg:height="0.569cm" svg:x="16.801cm" svg:y="7.6cm">
          <draw:text-box>
            <text:p text:style-name="P4">Свойства</text:p>
          </draw:text-box>
        </draw:frame>
        <draw:custom-shape draw:style-name="gr1" draw:text-style-name="P1" draw:layer="layout" svg:width="1.6cm" svg:height="1.2cm" svg:x="16.901cm" svg:y="8.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.992cm" svg:height="0.526cm" svg:x="16.701cm" svg:y="9.2cm">
          <draw:text-box>
            <text:p text:style-name="P5">Обработчики</text:p>
          </draw:text-box>
        </draw:frame>
        <draw:line draw:style-name="gr4" draw:text-style-name="P4" draw:layer="layout" svg:x1="15.5cm" svg:y1="7.8cm" svg:x2="16.9cm" svg:y2="6.3cm">
          <text:p/>
        </draw:line>
        <draw:line draw:style-name="gr4" draw:text-style-name="P4" draw:layer="layout" svg:x1="15.5cm" svg:y1="7.9cm" svg:x2="16.9cm" svg:y2="7.9cm">
          <text:p/>
        </draw:line>
        <draw:line draw:style-name="gr4" draw:text-style-name="P4" draw:layer="layout" svg:x1="15.5cm" svg:y1="8cm" svg:x2="16.9cm" svg:y2="9.5cm">
          <text:p/>
        </draw:line>
        <draw:custom-shape draw:style-name="gr1" draw:text-style-name="P1" draw:layer="layout" svg:width="1.6cm" svg:height="1.2cm" svg:x="7.901cm" svg:y="3.7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77cm" svg:height="0.569cm" svg:x="8.101cm" svg:y="4cm">
          <draw:text-box>
            <text:p text:style-name="P4">Класс</text:p>
          </draw:text-box>
        </draw:frame>
        <draw:custom-shape draw:style-name="gr1" draw:text-style-name="P1" draw:layer="layout" svg:width="1.6cm" svg:height="1.2cm" svg:x="10.901cm" svg:y="3.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.857cm" svg:height="0.526cm" svg:x="10.801cm" svg:y="4cm">
          <draw:text-box>
            <text:p text:style-name="P5">Обработчик</text:p>
          </draw:text-box>
        </draw:frame>
        <draw:custom-shape draw:style-name="gr1" draw:text-style-name="P1" draw:layer="layout" svg:width="1.6cm" svg:height="1.2cm" svg:x="13.901cm" svg:y="3.7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026cm" svg:height="0.569cm" svg:x="13.701cm" svg:y="4cm">
          <draw:text-box>
            <text:p text:style-name="P4">Освещение</text:p>
          </draw:text-box>
        </draw:frame>
        <draw:line draw:style-name="gr4" draw:text-style-name="P4" draw:layer="layout" svg:x1="8.7cm" svg:y1="5.7cm" svg:x2="8.7cm" svg:y2="4.9cm">
          <text:p/>
        </draw:line>
        <draw:line draw:style-name="gr4" draw:text-style-name="P4" draw:layer="layout" svg:x1="11.7cm" svg:y1="5.7cm" svg:x2="11.7cm" svg:y2="4.9cm">
          <text:p/>
        </draw:line>
        <draw:line draw:style-name="gr4" draw:text-style-name="P4" draw:layer="layout" svg:x1="12.5cm" svg:y1="6.1cm" svg:x2="13.9cm" svg:y2="4.3cm">
          <text:p/>
        </draw:line>
        <draw:custom-shape draw:style-name="gr1" draw:text-style-name="P1" draw:layer="layout" svg:width="1.6cm" svg:height="1.2cm" svg:x="4.902cm" svg:y="18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874cm" svg:height="0.887cm" svg:x="4.802cm" svg:y="18.2cm">
          <draw:text-box>
            <text:p text:style-name="P4">Менеджер</text:p>
            <text:p text:style-name="P4">карт</text:p>
          </draw:text-box>
        </draw:frame>
        <draw:line draw:style-name="gr4" draw:text-style-name="P4" draw:layer="layout" svg:x1="3.502cm" svg:y1="18.2cm" svg:x2="4.9cm" svg:y2="18.7cm">
          <text:p/>
        </draw:line>
        <draw:custom-shape draw:style-name="gr1" draw:text-style-name="P1" draw:layer="layout" svg:width="1.6cm" svg:height="1.2cm" svg:x="7.902cm" svg:y="18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6cm" svg:height="0.569cm" svg:x="8.102cm" svg:y="18.3cm">
          <draw:text-box>
            <text:p text:style-name="P4">Карта</text:p>
          </draw:text-box>
        </draw:frame>
        <draw:line draw:style-name="gr4" draw:text-style-name="P4" draw:layer="layout" svg:x1="6.502cm" svg:y1="18.6cm" svg:x2="7.902cm" svg:y2="18.6cm">
          <text:p/>
        </draw:line>
        <draw:custom-shape draw:style-name="gr1" draw:text-style-name="P1" draw:layer="layout" svg:width="1.6cm" svg:height="1.2cm" svg:x="10.902cm" svg:y="18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395cm" svg:height="0.569cm" svg:x="11.002cm" svg:y="18.3cm">
          <draw:text-box>
            <text:p text:style-name="P4">Клетка</text:p>
          </draw:text-box>
        </draw:frame>
        <draw:line draw:style-name="gr4" draw:text-style-name="P4" draw:layer="layout" svg:x1="9.502cm" svg:y1="18.6cm" svg:x2="10.902cm" svg:y2="18.6cm">
          <text:p/>
        </draw:line>
        <draw:custom-shape draw:style-name="gr1" draw:text-style-name="P1" draw:layer="layout" svg:width="1.6cm" svg:height="1.2cm" svg:x="4.902cm" svg:y="20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874cm" svg:height="0.887cm" svg:x="4.802cm" svg:y="20.2cm">
          <draw:text-box>
            <text:p text:style-name="P4">Менеджер</text:p>
            <text:p text:style-name="P4">объектов</text:p>
          </draw:text-box>
        </draw:frame>
        <draw:line draw:style-name="gr4" draw:text-style-name="P4" draw:layer="layout" svg:x1="3.5cm" svg:y1="18.5cm" svg:x2="4.902cm" svg:y2="20.6cm">
          <text:p/>
        </draw:line>
        <draw:custom-shape draw:style-name="gr1" draw:text-style-name="P1" draw:layer="layout" svg:width="1.6cm" svg:height="1.2cm" svg:x="7.902cm" svg:y="20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67cm" svg:height="0.569cm" svg:x="8.002cm" svg:y="20.3cm">
          <draw:text-box>
            <text:p text:style-name="P4">Объект</text:p>
          </draw:text-box>
        </draw:frame>
        <draw:line draw:style-name="gr4" draw:text-style-name="P4" draw:layer="layout" svg:x1="6.502cm" svg:y1="20.6cm" svg:x2="7.902cm" svg:y2="20.6cm">
          <text:p/>
        </draw:line>
        <draw:custom-shape draw:style-name="gr1" draw:text-style-name="P1" draw:layer="layout" svg:width="1.6cm" svg:height="1.2cm" svg:x="10.902cm" svg:y="20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933cm" svg:height="0.887cm" svg:x="10.802cm" svg:y="20.2cm">
          <draw:text-box>
            <text:p text:style-name="P4">Известные</text:p>
            <text:p text:style-name="P4">свойства</text:p>
          </draw:text-box>
        </draw:frame>
        <draw:line draw:style-name="gr4" draw:text-style-name="P4" draw:layer="layout" svg:x1="9.502cm" svg:y1="20.6cm" svg:x2="10.902cm" svg:y2="20.6cm">
          <text:p/>
        </draw:line>
        <draw:custom-shape draw:style-name="gr1" draw:text-style-name="P1" draw:layer="layout" svg:width="1.6cm" svg:height="1.2cm" svg:x="4.902cm" svg:y="22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874cm" svg:height="0.887cm" svg:x="4.802cm" svg:y="22.2cm">
          <draw:text-box>
            <text:p text:style-name="P4">Менеджер</text:p>
            <text:p text:style-name="P4">действий</text:p>
          </draw:text-box>
        </draw:frame>
        <draw:line draw:style-name="gr4" draw:text-style-name="P4" draw:layer="layout" svg:x1="3.5cm" svg:y1="18.9cm" svg:x2="4.902cm" svg:y2="22.6cm">
          <text:p/>
        </draw:line>
        <draw:custom-shape draw:style-name="gr1" draw:text-style-name="P4" draw:layer="layout" svg:width="1.6cm" svg:height="1.2cm" svg:x="7.902cm" svg:y="22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747cm" svg:height="0.569cm" svg:x="7.802cm" svg:y="22.3cm">
          <draw:text-box>
            <text:p text:style-name="P4">Действие</text:p>
          </draw:text-box>
        </draw:frame>
        <draw:line draw:style-name="gr4" draw:text-style-name="P4" draw:layer="layout" svg:x1="6.502cm" svg:y1="22.6cm" svg:x2="7.902cm" svg:y2="22.6cm">
          <text:p/>
        </draw:line>
        <draw:line draw:style-name="gr4" draw:text-style-name="P4" draw:layer="layout" svg:x1="3.502cm" svg:y1="24.4cm" svg:x2="4.902cm" svg:y2="24.4cm">
          <text:p/>
        </draw:line>
        <draw:line draw:style-name="gr4" draw:text-style-name="P4" draw:layer="layout" svg:x1="4.9cm" svg:y1="24.7cm" svg:x2="3.502cm" svg:y2="24.7cm">
          <text:p/>
        </draw:line>
        <draw:custom-shape draw:style-name="gr1" draw:text-style-name="P1" draw:layer="layout" svg:width="1.6cm" svg:height="1.2cm" svg:x="4.9cm" svg:y="24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102cm" svg:height="0.887cm" svg:x="4.7cm" svg:y="24.1cm">
          <draw:text-box>
            <text:p text:style-name="P4">API</text:p>
            <text:p text:style-name="P4">интерфейса</text:p>
          </draw:text-box>
        </draw:frame>
        <draw:custom-shape draw:style-name="gr1" draw:text-style-name="P1" draw:layer="layout" svg:width="1.6cm" svg:height="1.2cm" svg:x="4.9cm" svg:y="2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102cm" svg:height="0.887cm" svg:x="4.7cm" svg:y="26.2cm">
          <draw:text-box>
            <text:p text:style-name="P4">Модуль</text:p>
            <text:p text:style-name="P4">интерфейса</text:p>
          </draw:text-box>
        </draw:frame>
        <draw:line draw:style-name="gr4" draw:text-style-name="P4" draw:layer="layout" svg:x1="2.9cm" svg:y1="19.2cm" svg:x2="4.9cm" svg:y2="24cm">
          <text:p/>
        </draw:line>
        <draw:line draw:style-name="gr4" draw:text-style-name="P4" draw:layer="layout" svg:x1="5.2cm" svg:y1="24cm" svg:x2="3.2cm" svg:y2="19.2cm">
          <text:p/>
        </draw:line>
        <draw:line draw:style-name="gr4" draw:text-style-name="P4" draw:layer="layout" svg:x1="6cm" svg:y1="26cm" svg:x2="6cm" svg:y2="25.2cm">
          <text:p/>
        </draw:line>
        <draw:line draw:style-name="gr4" draw:text-style-name="P4" draw:layer="layout" svg:x1="5.4cm" svg:y1="25.2cm" svg:x2="5.4cm" svg:y2="26cm">
          <text:p/>
        </draw:line>
        <draw:frame draw:style-name="gr2" draw:text-style-name="P6" draw:layer="layout" svg:width="1.018cm" svg:height="0.725cm" svg:x="6.8cm" svg:y="12.275cm">
          <draw:text-box>
            <text:p text:style-name="P6">(?)</text:p>
          </draw:text-box>
        </draw:frame>
        <draw:frame draw:style-name="gr2" draw:text-style-name="P6" draw:layer="layout" svg:width="1.018cm" svg:height="0.725cm" svg:x="18.6cm" svg:y="5.9cm">
          <draw:text-box>
            <text:p text:style-name="P6">(?)</text:p>
          </draw:text-box>
        </draw:frame>
        <draw:frame draw:style-name="gr2" draw:text-style-name="P6" draw:layer="layout" svg:width="1.018cm" svg:height="0.725cm" svg:x="6.7cm" svg:y="16.3cm">
          <draw:text-box>
            <text:p text:style-name="P6">(?)</text:p>
          </draw:text-box>
        </draw:frame>
        <draw:frame draw:style-name="gr2" draw:text-style-name="P6" draw:layer="layout" svg:width="1.018cm" svg:height="0.725cm" svg:x="3.682cm" svg:y="26.2cm">
          <draw:text-box>
            <text:p text:style-name="P6">(?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rgey </meta:initial-creator>
    <meta:creation-date>2012-09-23T13:25:28</meta:creation-date>
    <dc:date>2012-09-23T14:48:58</dc:date>
    <dc:creator>Sergey </dc:creator>
    <meta:editing-duration>PT7M29S</meta:editing-duration>
    <meta:editing-cycles>1</meta:editing-cycles>
    <meta:document-statistic meta:object-count="144"/>
    <meta:generator>LibreOffice/3.6$Linux_x86 LibreOffice_project/360m1$Build-2</meta:generator>
  </office:meta>
</office:document-meta>
</file>